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b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bitNote">
            <text:p>DebitNote</text:p>
          </table:table-cell>
          <table:table-cell table:style-name="ce8" office:value-type="string" office:string-value="Debit Note. Details">
            <text:p>Debit Note. Details</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debts incurred by the Debtor.">
            <text:p>A document used to specify debts incurred by the Deb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Debit Note. UBL Version Identifier. Identifier">
            <text:p>Debit Note. UBL Vers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Debit Note. Customization Identifier. Identifier">
            <text:p>Debit Note. Customiza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Debit Note. Profile Identifier. Identifier">
            <text:p>Debit Note. Profile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Debit Note. Profile Execution Identifier. Identifier">
            <text:p>Debit Note. Profile Execu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Debit Note. Identifier">
            <text:p>Debit Note.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Debit Note. Copy_ Indicator. Indicator">
            <text:p>Debit Note. Copy_ Indicator. Indicato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Debit Note. UUID. Identifier">
            <text:p>Debit Note. UUID.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Debit Note. Issue Date. Date">
            <text:p>Debit Note. Issue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Debit Note. Issue Time. Time">
            <text:p>Debit Note. Issue Time. Tim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Debit Note. Note. Text">
            <text:p>Debit Note. Note.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9" office:value-type="string" office:string-value="Debit Note. Tax Point Date. Date">
            <text:p>Debit Note. Tax Point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3]&lt;&gt;&quot;&quot;;CONCATENATE([.F13];&quot; &quot;;[.G13]);[.G13])"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Debit Note, used to indicate the point at which tax becomes applicable.">
            <text:p>The date of the Deb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Debit Note. Document_ Currency Code. Code">
            <text:p>Debit Note. Docu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Debit Note. Tax_ Currency Code. Code">
            <text:p>Debit Note. Tax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Debit Note.">
            <text:p>A code signifying the currency used for tax amount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Debit Note. Pricing_ Currency Code. Code">
            <text:p>Debit Note. Pricing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Debit Note.">
            <text:p>A code signifying the currency used for price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Debit Note. Payment_ Currency Code. Code">
            <text:p>Debit Note. Pay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Debit Note.">
            <text:p>A code signifying th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Debit Note. Payment Alternative_ Currency Code. Code">
            <text:p>Debit Note. Payment Alternative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Debit Note.">
            <text:p>A code signifying the alternativ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Debit Note. Accounting Cost Code. Code">
            <text:p>Debit Note. Accounting Cost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Debit Note. Accounting Cost. Text">
            <text:p>Debit Note. Accounting Cost.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Debit Note. Line Count. Numeric">
            <text:p>Debit Note. Line Count. Numeric</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Debit Note Lines in this document.">
            <text:p>The number of Deb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Debit Note. Invoice_ Period. Period">
            <text:p>Debit Note. Invoice_ Period. Period</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Debit Note. Discrepancy_ Response. Response">
            <text:p>Debit Note. Discrepancy_ Response. Respons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Debit Note as a whole.">
            <text:p>A reason for the Deb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Debit Note. Order Reference">
            <text:p>Debit Note. Order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der with which this Debit Note is associated.">
            <text:p>A reference to an Order with which this Debit Not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Debit Note. Billing Reference">
            <text:p>Debit Note. Billing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Debit Note. Despatch_ Document Reference. Document Reference">
            <text:p>Debit Note. Despatch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Debit Note. Receipt_ Document Reference. Document Reference">
            <text:p>Debit Note. Receip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StatementDocumentReference">
            <text:p>StatementDocumentReference</text:p>
          </table:table-cell>
          <table:table-cell office:value-type="string" table:style-name="ce10" office:string-value="Debit Note. Statement_ Document Reference. Document Reference">
            <text:p>Debit Note. Statemen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DocumentReference">
            <text:p>ContractDocumentReference</text:p>
          </table:table-cell>
          <table:table-cell office:value-type="string" table:style-name="ce10" office:string-value="Debit Note. Contract_ Document Reference. Document Reference">
            <text:p>Debit Note. Contrac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DocumentReference">
            <text:p>AdditionalDocumentReference</text:p>
          </table:table-cell>
          <table:table-cell office:value-type="string" table:style-name="ce10" office:string-value="Debit Note. Additional_ Document Reference. Document Reference">
            <text:p>Debit Note. Additional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Debit Note. Signature">
            <text:p>Debit Note. Signatur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ccountingSupplierParty">
            <text:p>AccountingSupplierParty</text:p>
          </table:table-cell>
          <table:table-cell office:value-type="string" table:style-name="ce10" office:string-value="Debit Note. Accounting_ Supplier Party. Supplier Party">
            <text:p>Debit Note. Accounting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2]"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Debit Note. Accounting_ Customer Party. Customer Party">
            <text:p>Debit Note. Accounting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ayeeParty">
            <text:p>PayeeParty</text:p>
          </table:table-cell>
          <table:table-cell office:value-type="string" table:style-name="ce10" office:string-value="Debit Note. Payee_ Party. Party">
            <text:p>Debit Note. Paye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4]"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Debit Note. Buyer_ Customer Party. Customer Party">
            <text:p>Debit Note. Buyer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Debit Note. Seller_ Supplier Party. Supplier Party">
            <text:p>Debit Note. Seller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TaxRepresentativeParty">
            <text:p>TaxRepresentativeParty</text:p>
          </table:table-cell>
          <table:table-cell office:value-type="string" table:style-name="ce10" office:string-value="Debit Note. Tax Representative_ Party. Party">
            <text:p>Debit Note. Tax Representativ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repaidPayment">
            <text:p>PrepaidPayment</text:p>
          </table:table-cell>
          <table:table-cell office:value-type="string" table:style-name="ce10" office:string-value="Debit Note. Prepaid_ Payment. Payment">
            <text:p>Debit Note. Prepaid_ Payment. Payment</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8]"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llowanceCharge">
            <text:p>AllowanceCharge</text:p>
          </table:table-cell>
          <table:table-cell office:value-type="string" table:style-name="ce10" office:string-value="Debit Note. Allowance Charge">
            <text:p>Debit Note. Allowance Charg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
            <text:p>Delivery</text:p>
          </table:table-cell>
          <table:table-cell office:value-type="string" table:style-name="ce10" office:string-value="Debit Note. Delivery">
            <text:p>Debit Note. Delivery</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Terms">
            <text:p>DeliveryTerms</text:p>
          </table:table-cell>
          <table:table-cell office:value-type="string" table:style-name="ce10" office:string-value="Debit Note. Delivery Terms">
            <text:p>Debit Note. Delivery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Means">
            <text:p>PaymentMeans</text:p>
          </table:table-cell>
          <table:table-cell office:value-type="string" table:style-name="ce10" office:string-value="Debit Note. Payment Means">
            <text:p>Debit Note. Payment Mean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Terms">
            <text:p>PaymentTerms</text:p>
          </table:table-cell>
          <table:table-cell office:value-type="string" table:style-name="ce10" office:string-value="Debit Note. Payment Terms">
            <text:p>Debit Note. Payment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Debit Note. Tax_ Exchange Rate. Exchange Rate">
            <text:p>Debit Note. Tax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Debit Note. Pricing_ Exchange Rate. Exchange Rate">
            <text:p>Debit Note. Pricing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Debit Note. Payment_ Exchange Rate. Exchange Rate">
            <text:p>Debit Note. Payment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Debit Note. Payment Alternative_ Exchange Rate. Exchange Rate">
            <text:p>Debit Note. Payment Alternative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Debit Note. Tax Total">
            <text:p>Debit Note. Tax Total</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RequestedMonetaryTotal">
            <text:p>RequestedMonetaryTotal</text:p>
          </table:table-cell>
          <table:table-cell office:value-type="string" table:style-name="ce10" office:string-value="Debit Note. Requested_ Monetary Total. Monetary Total">
            <text:p>Debit Note. Requested_ Monetary Total. Monetary Total</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quested">
            <text:p>Requested</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Debit Note, including allowances, charges, and taxes.">
            <text:p>The total amount payable on the Deb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bitNoteLine">
            <text:p>DebitNoteLine</text:p>
          </table:table-cell>
          <table:table-cell office:value-type="string" table:style-name="ce10" office:string-value="Debit Note. Debit Note Line">
            <text:p>Debit Note. Debit Note Lin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Debit Note Line">
            <text:p>Debit Note Line</text:p>
          </table:table-cell>
          <table:table-cell office:value-type="string" table:style-name="ce10" office:string-value="Debit Note Line">
            <text:p>Deb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bit Note Line">
            <text:p>Deb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bit Note line.">
            <text:p>A Deb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